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a20" officeooo:paragraph-rsid="00145919"/>
    </style:style>
    <style:style style:name="P2" style:family="paragraph" style:parent-style-name="Standard">
      <style:text-properties officeooo:paragraph-rsid="00145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3Gs6uFtIG9uLHog</text:p>
      <text:p text:style-name="P2"/>
      <text:p text:style-name="P1">database mon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1:58:34.500699929</meta:creation-date>
    <dc:date>2021-02-26T16:00:35.745294809</dc:date>
    <meta:editing-duration>PT3H51M51S</meta:editing-duration>
    <meta:editing-cycles>1</meta:editing-cycles>
    <meta:document-statistic meta:table-count="0" meta:image-count="0" meta:object-count="0" meta:page-count="1" meta:paragraph-count="2" meta:word-count="3" meta:character-count="30" meta:non-whitespace-character-count="29"/>
    <meta:generator>LibreOffice/6.4.6.2$Linux_X86_64 LibreOffice_project/40$Build-2</meta:generator>
  </office:meta>
</office:document-meta>
</file>